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3333ff" draw:fill="solid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cc00" draw:fill="solid" draw:fill-color="#0099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667cm" svg:x="2.81cm" svg:y="0.12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08cm" svg:y1="2.794cm" svg:x2="4.08cm" svg:y2="6.858cm">
          <text:p/>
        </draw:line>
        <draw:line draw:style-name="gr2" draw:text-style-name="P1" draw:layer="layout" svg:x1="4.08cm" svg:y1="6.858cm" svg:x2="2.175cm" svg:y2="9.017cm">
          <text:p/>
        </draw:line>
        <draw:line draw:style-name="gr2" draw:text-style-name="P1" draw:layer="layout" svg:x1="4.08cm" svg:y1="6.858cm" svg:x2="5.604cm" svg:y2="9.017cm">
          <text:p/>
        </draw:line>
        <draw:line draw:style-name="gr2" draw:text-style-name="P1" draw:layer="layout" svg:x1="4.08cm" svg:y1="4.064cm" svg:x2="6.858cm" svg:y2="3.667cm">
          <text:p/>
        </draw:line>
        <draw:line draw:style-name="gr2" draw:text-style-name="P1" draw:layer="layout" svg:x1="4.08cm" svg:y1="4.064cm" svg:x2="1.524cm" svg:y2="3.667cm">
          <text:p/>
        </draw:line>
        <draw:custom-shape draw:style-name="gr3" draw:text-style-name="P1" draw:layer="layout" svg:width="0.381cm" svg:height="0.381cm" svg:x="3.937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65cm" svg:height="0.365cm" svg:x="3.937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.82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159cm" svg:y1="9.001cm" svg:x2="2.159cm" svg:y2="11.16cm">
          <text:p/>
        </draw:line>
        <draw:line draw:style-name="gr2" draw:text-style-name="P1" draw:layer="layout" svg:x1="5.588cm" svg:y1="9.001cm" svg:x2="5.588cm" svg:y2="11.16cm">
          <text:p/>
        </draw:line>
        <draw:line draw:style-name="gr2" draw:text-style-name="P1" draw:layer="layout" svg:x1="1.524cm" svg:y1="3.667cm" svg:x2="0.254cm" svg:y2="2.651cm">
          <text:p/>
        </draw:line>
        <draw:line draw:style-name="gr2" draw:text-style-name="P1" draw:layer="layout" svg:x1="6.858cm" svg:y1="3.667cm" svg:x2="8.382cm" svg:y2="5.064cm">
          <text:p/>
        </draw:line>
        <draw:custom-shape draw:style-name="gr3" draw:text-style-name="P1" draw:layer="layout" svg:width="0.381cm" svg:height="0.381cm" svg:x="6.60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.397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5.461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2.032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1.90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0cm" svg:y="2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381cm" svg:height="0.381cm" svg:x="8.255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461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3.921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636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4:17:56.841961764</meta:creation-date>
    <dc:date>2016-07-30T17:53:18.555731310</dc:date>
    <meta:editing-duration>PT3H33M12S</meta:editing-duration>
    <meta:editing-cycles>6</meta:editing-cycles>
    <meta:generator>LibreOffice/4.2.8.2$Linux_X86_64 LibreOffice_project/420m0$Build-2</meta:generator>
    <meta:document-statistic meta:object-count="22"/>
  </office:meta>
</office:document-meta>
</file>